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00113e" officeooo:paragraph-rsid="0000113e" style:font-weight-asian="bold" style:font-weight-complex="bold"/>
    </style:style>
    <style:style style:name="P4" style:family="paragraph" style:parent-style-name="Standard">
      <style:text-properties fo:font-weight="normal" officeooo:rsid="0000113e" officeooo:paragraph-rsid="0000113e" style:font-weight-asian="normal" style:font-weight-complex="normal"/>
    </style:style>
    <style:style style:name="P5" style:family="paragraph" style:parent-style-name="Standard">
      <style:text-properties fo:font-weight="normal" officeooo:rsid="00002ba3" officeooo:paragraph-rsid="00002ba3" style:font-weight-asian="normal" style:font-weight-complex="normal"/>
    </style:style>
    <style:style style:name="P6" style:family="paragraph" style:parent-style-name="Standard">
      <style:text-properties fo:font-weight="normal" officeooo:rsid="0001a7d0" officeooo:paragraph-rsid="0001a7d0" style:font-weight-asian="normal" style:font-weight-complex="normal"/>
    </style:style>
    <style:style style:name="P7" style:family="paragraph" style:parent-style-name="Standard" style:list-style-name="L1">
      <style:text-properties fo:font-weight="normal" officeooo:rsid="00002ba3" officeooo:paragraph-rsid="00002ba3" style:font-weight-asian="normal" style:font-weight-complex="normal"/>
    </style:style>
    <style:style style:name="P8" style:family="paragraph" style:parent-style-name="Standard" style:list-style-name="L1">
      <style:text-properties fo:font-weight="normal" officeooo:rsid="00004638" officeooo:paragraph-rsid="00004638" style:font-weight-asian="normal" style:font-weight-complex="normal"/>
    </style:style>
    <style:style style:name="P9" style:family="paragraph" style:parent-style-name="Standard" style:list-style-name="L1">
      <style:text-properties fo:font-weight="normal" officeooo:rsid="0000b1a3" officeooo:paragraph-rsid="0000b1a3" style:font-weight-asian="normal" style:font-weight-complex="normal"/>
    </style:style>
    <style:style style:name="T1" style:family="text">
      <style:text-properties officeooo:rsid="00002ba3"/>
    </style:style>
    <style:style style:name="T2" style:family="text">
      <style:text-properties officeooo:rsid="00039b88"/>
    </style:style>
    <style:style style:name="T3" style:family="text">
      <style:text-properties officeooo:rsid="00046fce"/>
    </style:style>
    <style:style style:name="T4" style:family="text">
      <style:text-properties officeooo:rsid="0005887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tru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itle:</text:p>
      <text:p text:style-name="P4">Arleth’s Cleaning Service</text:p>
      <text:p text:style-name="P4"/>
      <text:p text:style-name="P3">Welcoming Message:</text:p>
      <text:p text:style-name="P4">Welcome to Arleth’s <text:span text:style-name="T2">Cleaning Service</text:span>! You’ve come to the right place if you need a household cleaning service. Our workers have years of experience in this service and display professionalism in any and all environments. Contact us for a consultation about cleaning your home today!</text:p>
      <text:p text:style-name="P3"/>
      <text:p text:style-name="P3">About:</text:p>
      <text:p text:style-name="P4">Arleth’s Cleaning Service can be found in the Chicago, Illinois and Charlottesville, Virginia areas. <text:span text:style-name="T1">We provide household cleaning that includes bathrooms, kitchens, bedrooms, basements and attics, delicate décor, and any nooks or crannies you’d like cleaned. We accommodate for any chemicals you would like to avoid in your cleaning as well, such as bleach and ammonia. </text:span></text:p>
      <text:p text:style-name="P3"><text:s text:c="53"/></text:p>
      <text:p text:style-name="P3">Services:</text:p>
      <text:p text:style-name="P5">Household Cleaning:</text:p>
      <text:list xml:id="list1427477490" text:style-name="L1">
        <text:list-item>
          <text:p text:style-name="P7">Bathrooms</text:p>
          <text:list>
            <text:list-item>
              <text:p text:style-name="P7">Toilet, Shower, Sinks</text:p>
            </text:list-item>
            <text:list-item>
              <text:p text:style-name="P7">Floor</text:p>
            </text:list-item>
            <text:list-item>
              <text:p text:style-name="P7">Mirrored Surfaces</text:p>
            </text:list-item>
            <text:list-item>
              <text:p text:style-name="P7">Marble/Tile</text:p>
            </text:list-item>
          </text:list>
        </text:list-item>
        <text:list-item>
          <text:p text:style-name="P7">Bedrooms <text:span text:style-name="T4">and Living Spaces</text:span></text:p>
          <text:list>
            <text:list-item>
              <text:p text:style-name="P7">Carpet, Hard floors</text:p>
            </text:list-item>
            <text:list-item>
              <text:p text:style-name="P7">Delicate décor, Furniture</text:p>
            </text:list-item>
            <text:list-item>
              <text:p text:style-name="P8">Mirrored/Glass Surfaces</text:p>
            </text:list-item>
            <text:list-item>
              <text:p text:style-name="P8">Ceiling fans, Cobwebs</text:p>
            </text:list-item>
          </text:list>
        </text:list-item>
        <text:list-item>
          <text:p text:style-name="P8">Kitchens</text:p>
          <text:list>
            <text:list-item>
              <text:p text:style-name="P8">Counters</text:p>
            </text:list-item>
            <text:list-item>
              <text:p text:style-name="P8">Steel Surfaces</text:p>
            </text:list-item>
            <text:list-item>
              <text:p text:style-name="P9">Hard Floor and Carpeted Areas</text:p>
            </text:list-item>
            <text:list-item>
              <text:p text:style-name="P9">Appliances</text:p>
            </text:list-item>
            <text:list-item>
              <text:p text:style-name="P9">Tables and Furnishing</text:p>
            </text:list-item>
            <text:list-item>
              <text:p text:style-name="P9">Decor</text:p>
            </text:list-item>
          </text:list>
        </text:list-item>
        <text:list-item>
          <text:p text:style-name="P8">Basements, Attics</text:p>
          <text:list>
            <text:list-item>
              <text:p text:style-name="P8">Cobwebs</text:p>
            </text:list-item>
            <text:list-item>
              <text:p text:style-name="P8">Floors</text:p>
            </text:list-item>
            <text:list-item>
              <text:p text:style-name="P8">Light Organization</text:p>
            </text:list-item>
          </text:list>
        </text:list-item>
        <text:list-item>
          <text:p text:style-name="P8">Chore Services</text:p>
          <text:list>
            <text:list-item>
              <text:p text:style-name="P8">Clothing and Bedding Laundry</text:p>
            </text:list-item>
            <text:list-item>
              <text:p text:style-name="P8">Dishes</text:p>
            </text:list-item>
            <text:list-item>
              <text:p text:style-name="P8">Light room organization</text:p>
            </text:list-item>
          </text:list>
        </text:list-item>
      </text:list>
      <text:p text:style-name="P4"/>
      <text:p text:style-name="P3">About the Owner:</text:p>
      <text:p text:style-name="P6">Arleth Salinas, the owner of Arleth’s Cleaning Services, was inspired by the experience her mother gave her as an adolescent. Together they would clean homes around their neighborhood and from there Arleth understood what a good cleaning service looked like. <text:span text:style-name="T3">From then on, Arleth dedicated herself to creating a business where best practice in cleaning is the standard.</text:span></text:p>
      <text:p text:style-name="P3"/>
      <text:p text:style-name="P2"/>
      <text:p text:style-name="P1"><text:soft-page-break/><text:s text:c="8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19-07-09T19:24:24.507000000</dc:date>
    <meta:editing-duration>P1DT13H37M42S</meta:editing-duration>
    <meta:editing-cycles>7</meta:editing-cycles>
    <meta:document-statistic meta:table-count="0" meta:image-count="0" meta:object-count="0" meta:page-count="2" meta:paragraph-count="37" meta:word-count="250" meta:character-count="1678" meta:non-whitespace-character-count="1346"/>
  </office:meta>
</office:document-meta>
</file>